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44pt"/>
    </style:style>
    <style:style style:name="co3" style:family="table-column">
      <style:table-column-properties fo:break-before="auto" style:column-width="13.49pt"/>
    </style:style>
    <style:style style:name="co4" style:family="table-column">
      <style:table-column-properties fo:break-before="auto" style:column-width="114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fo:background-color="#fff200"/>
    </style:style>
    <style:style style:name="ce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4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 style:data-style-name="N4">
      <style:text-properties fo:font-style="italic" style:font-style-asian="italic" style:font-style-complex="italic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Default" style:data-style-name="N4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3"/>
        <table:table-column table:style-name="co1" table:number-columns-repeated="1010" table:default-cell-style-name="Default"/>
        <table:table-row table:style-name="ro1">
          <table:table-cell table:style-name="ce1" table:number-columns-repeated="8"/>
          <table:table-cell table:style-name="ce1" office:value-type="string" calcext:value-type="string">
            <text:p>Yearly decline in concentration (%)</text:p>
          </table:table-cell>
          <table:table-cell table:style-name="ce1" table:number-columns-repeated="3"/>
          <table:table-cell table:style-name="ce1" office:value-type="string" calcext:value-type="string">
            <text:p>Confidence intervals</text:p>
          </table:table-cell>
          <table:table-cell table:style-name="ce1" table:number-columns-repeated="1011"/>
        </table:table-row>
        <table:table-row table:style-name="ro1">
          <table:table-cell table:number-columns-repeated="3"/>
          <table:table-cell table:style-name="ce2" office:value-type="string" calcext:value-type="string">
            <text:p>7PCBs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string" calcext:value-type="string">
            <text:p>Max </text:p>
          </table:table-cell>
          <table:table-cell table:style-name="Default" office:value-type="string" calcext:value-type="string">
            <text:p>Min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0421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-10.163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-0.050</text:p>
          </table:table-cell>
          <table:table-cell office:value-type="string" calcext:value-type="string">
            <text:p>-0.034</text:p>
          </table:table-cell>
          <table:table-cell office:value-type="string" calcext:value-type="string">
            <text:p>cod</text:p>
          </table:table-cell>
          <table:table-cell table:formula="of:=100*(1-EXP([.B3]))" office:value-type="float" office:value="4.12261016113836" calcext:value-type="float">
            <text:p>4.12</text:p>
          </table:table-cell>
          <table:table-cell table:number-columns-repeated="3"/>
          <table:table-cell table:formula="of:=100*(1-EXP([.F3]))" office:value-type="float" office:value="4.8770575499286" calcext:value-type="float">
            <text:p>4.88</text:p>
          </table:table-cell>
          <table:table-cell table:formula="of:=100*(1-EXP([.G3]))" office:value-type="float" office:value="3.34284953624934" calcext:value-type="float">
            <text:p>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0514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-5.544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-0.070</text:p>
          </table:table-cell>
          <table:table-cell office:value-type="string" calcext:value-type="string">
            <text:p>-0.033</text:p>
          </table:table-cell>
          <table:table-cell office:value-type="string" calcext:value-type="string">
            <text:p>haddock</text:p>
          </table:table-cell>
          <table:table-cell table:formula="of:=100*(1-EXP([.B4]))" office:value-type="float" office:value="5.01013649236277" calcext:value-type="float">
            <text:p>5.01</text:p>
          </table:table-cell>
          <table:table-cell table:number-columns-repeated="3"/>
          <table:table-cell table:formula="of:=100*(1-EXP([.F4]))" office:value-type="float" office:value="6.76061800940517" calcext:value-type="float">
            <text:p>6.76</text:p>
          </table:table-cell>
          <table:table-cell table:formula="of:=100*(1-EXP([.G4]))" office:value-type="float" office:value="3.2461440410968" calcext:value-type="float">
            <text:p>3.25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ΣDDT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0485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-11.342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-0.057</text:p>
          </table:table-cell>
          <table:table-cell office:value-type="string" calcext:value-type="string">
            <text:p>-0.040</text:p>
          </table:table-cell>
          <table:table-cell/>
          <table:table-cell table:style-name="ce4" table:formula="of:=100*(1-EXP([.B6]))" office:value-type="float" office:value="4.73426606941652" calcext:value-type="float">
            <text:p>4.73</text:p>
          </table:table-cell>
          <table:table-cell table:number-columns-repeated="3"/>
          <table:table-cell table:formula="of:=100*(1-EXP([.F6]))" office:value-type="float" office:value="5.54059306334767" calcext:value-type="float">
            <text:p>5.54</text:p>
          </table:table-cell>
          <table:table-cell table:formula="of:=100*(1-EXP([.G6]))" office:value-type="float" office:value="3.92105608476768" calcext:value-type="float">
            <text:p>3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1045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-9.523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-0.126</text:p>
          </table:table-cell>
          <table:table-cell office:value-type="string" calcext:value-type="string">
            <text:p>-0.083</text:p>
          </table:table-cell>
          <table:table-cell/>
          <table:table-cell table:style-name="ce4" table:formula="of:=100*(1-EXP([.B7]))" office:value-type="float" office:value="9.92252025931169" calcext:value-type="float">
            <text:p>9.92</text:p>
          </table:table-cell>
          <table:table-cell table:number-columns-repeated="3"/>
          <table:table-cell table:formula="of:=100*(1-EXP([.F7]))" office:value-type="float" office:value="11.8385153216584" calcext:value-type="float">
            <text:p>11.84</text:p>
          </table:table-cell>
          <table:table-cell table:formula="of:=100*(1-EXP([.G7]))" office:value-type="float" office:value="7.96488527798753" calcext:value-type="float">
            <text:p>7.96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ΣHCH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1020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-16.449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-0.114</text:p>
          </table:table-cell>
          <table:table-cell office:value-type="string" calcext:value-type="string">
            <text:p>-0.090</text:p>
          </table:table-cell>
          <table:table-cell/>
          <table:table-cell table:formula="of:=100*(1-EXP([.B9]))" office:value-type="float" office:value="9.69704483311232" calcext:value-type="float">
            <text:p>9.70</text:p>
          </table:table-cell>
          <table:table-cell table:number-columns-repeated="3"/>
          <table:table-cell table:formula="of:=100*(1-EXP([.F9]))" office:value-type="float" office:value="10.7742044117592" calcext:value-type="float">
            <text:p>10.77</text:p>
          </table:table-cell>
          <table:table-cell table:formula="of:=100*(1-EXP([.G9]))" office:value-type="float" office:value="8.60688147287718" calcext:value-type="float">
            <text:p>8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1121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-14.985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-0.127</text:p>
          </table:table-cell>
          <table:table-cell office:value-type="string" calcext:value-type="string">
            <text:p>-0.097</text:p>
          </table:table-cell>
          <table:table-cell/>
          <table:table-cell table:formula="of:=100*(1-EXP([.B10]))" office:value-type="float" office:value="10.604514245532" calcext:value-type="float">
            <text:p>10.60</text:p>
          </table:table-cell>
          <table:table-cell table:number-columns-repeated="3"/>
          <table:table-cell table:formula="of:=100*(1-EXP([.F10]))" office:value-type="float" office:value="11.9266327402843" calcext:value-type="float">
            <text:p>11.93</text:p>
          </table:table-cell>
          <table:table-cell table:formula="of:=100*(1-EXP([.G10]))" office:value-type="float" office:value="9.24439938667273" calcext:value-type="float">
            <text:p>9.2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HCB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0187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-2.722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-0.032</text:p>
          </table:table-cell>
          <table:table-cell office:value-type="string" calcext:value-type="string">
            <text:p>-0.005</text:p>
          </table:table-cell>
          <table:table-cell/>
          <table:table-cell table:formula="of:=100*(1-EXP([.B12]))" office:value-type="float" office:value="1.85262397910342" calcext:value-type="float">
            <text:p>1.85</text:p>
          </table:table-cell>
          <table:table-cell table:number-columns-repeated="3"/>
          <table:table-cell table:formula="of:=100*(1-EXP([.F12]))" office:value-type="float" office:value="3.14934179208024" calcext:value-type="float">
            <text:p>3.15</text:p>
          </table:table-cell>
          <table:table-cell table:formula="of:=100*(1-EXP([.G12]))" office:value-type="float" office:value="0.498752080731768" calcext:value-type="float">
            <text:p>0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0292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-3.42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-0.046</text:p>
          </table:table-cell>
          <table:table-cell office:value-type="string" calcext:value-type="string">
            <text:p>-0.012</text:p>
          </table:table-cell>
          <table:table-cell/>
          <table:table-cell table:formula="of:=100*(1-EXP([.B13]))" office:value-type="float" office:value="2.87777993992544" calcext:value-type="float">
            <text:p>2.88</text:p>
          </table:table-cell>
          <table:table-cell table:number-columns-repeated="3"/>
          <table:table-cell table:formula="of:=100*(1-EXP([.F13]))" office:value-type="float" office:value="4.49580378092853" calcext:value-type="float">
            <text:p>4.50</text:p>
          </table:table-cell>
          <table:table-cell table:formula="of:=100*(1-EXP([.G13]))" office:value-type="float" office:value="1.19282871380695" calcext:value-type="float">
            <text:p>1.1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TNC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0438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-11.172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-0.052</text:p>
          </table:table-cell>
          <table:table-cell office:value-type="string" calcext:value-type="string">
            <text:p>-0.036</text:p>
          </table:table-cell>
          <table:table-cell/>
          <table:table-cell table:style-name="ce4" table:formula="of:=100*(1-EXP([.B15]))" office:value-type="float" office:value="4.28546325951036" calcext:value-type="float">
            <text:p>4.29</text:p>
          </table:table-cell>
          <table:table-cell table:number-columns-repeated="3"/>
          <table:table-cell table:formula="of:=100*(1-EXP([.F15]))" office:value-type="float" office:value="5.06711331571105" calcext:value-type="float">
            <text:p>5.07</text:p>
          </table:table-cell>
          <table:table-cell table:formula="of:=100*(1-EXP([.G15]))" office:value-type="float" office:value="3.53597065168769" calcext:value-type="float">
            <text:p>3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-0.0747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-8.271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-0.093</text:p>
          </table:table-cell>
          <table:table-cell office:value-type="string" calcext:value-type="string">
            <text:p>-0.057</text:p>
          </table:table-cell>
          <table:table-cell/>
          <table:table-cell table:style-name="ce4" table:formula="of:=100*(1-EXP([.B16]))" office:value-type="float" office:value="7.19781488729165" calcext:value-type="float">
            <text:p>7.20</text:p>
          </table:table-cell>
          <table:table-cell table:style-name="ce5" office:value-type="string" calcext:value-type="string">
            <text:p>avg:</text:p>
          </table:table-cell>
          <table:table-cell table:style-name="ce7" table:formula="of:=AVERAGE([.I3:.I16])" office:value-type="float" office:value="6.03047741267046" calcext:value-type="float">
            <text:p>6.03</text:p>
          </table:table-cell>
          <table:table-cell/>
          <table:table-cell table:formula="of:=100*(1-EXP([.F16]))" office:value-type="float" office:value="8.88064997038595" calcext:value-type="float">
            <text:p>8.88</text:p>
          </table:table-cell>
          <table:table-cell table:formula="of:=100*(1-EXP([.G16]))" office:value-type="float" office:value="5.54059306334767" calcext:value-type="float">
            <text:p>5.54</text:p>
          </table:table-cell>
          <table:table-cell table:number-columns-repeated="1010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text:p>Increased concentration (%) by doubling fish weight</text:p>
          </table:table-cell>
          <table:table-cell table:style-name="ce1" table:number-columns-repeated="1015"/>
        </table:table-row>
        <table:table-row table:style-name="ro1">
          <table:table-cell table:number-columns-repeated="3"/>
          <table:table-cell table:style-name="ce2" office:value-type="string" calcext:value-type="string">
            <text:p>7PCBs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2406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6.407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315</text:p>
          </table:table-cell>
          <table:table-cell/>
          <table:table-cell table:formula="of:=(2^[.B19]-1)*100" office:value-type="float" office:value="18.1483924617877" calcext:value-type="float">
            <text:p>18.15</text:p>
          </table:table-cell>
          <table:table-cell table:number-columns-repeated="3"/>
          <table:table-cell table:formula="of:=100*(2^[.F19]-1)" office:value-type="float" office:value="12.2721422073608" calcext:value-type="float">
            <text:p>12.27</text:p>
          </table:table-cell>
          <table:table-cell table:style-name="ce9" table:formula="of:=100*(2^[.G19]-1)" office:value-type="float" office:value="24.4011653298469" calcext:value-type="float">
            <text:p>24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3744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4.55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537</text:p>
          </table:table-cell>
          <table:table-cell/>
          <table:table-cell table:formula="of:=(2^[.B20]-1)*100" office:value-type="float" office:value="29.6300326379582" calcext:value-type="float">
            <text:p>29.63</text:p>
          </table:table-cell>
          <table:table-cell table:number-columns-repeated="3"/>
          <table:table-cell table:formula="of:=100*(2^[.F20]-1)" office:value-type="float" office:value="15.8292806194643" calcext:value-type="float">
            <text:p>15.83</text:p>
          </table:table-cell>
          <table:table-cell table:formula="of:=100*(2^[.G20]-1)" office:value-type="float" office:value="45.0952207834179" calcext:value-type="float">
            <text:p>45.1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od:</text:p>
          </table:table-cell>
          <table:table-cell table:style-name="ce2" office:value-type="string" calcext:value-type="string">
            <text:p>ΣDDTs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2887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7.456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365</text:p>
          </table:table-cell>
          <table:table-cell/>
          <table:table-cell table:formula="of:=(2^[.B22]-1)*100" office:value-type="float" office:value="22.1539063354212" calcext:value-type="float">
            <text:p>22.15</text:p>
          </table:table-cell>
          <table:table-cell table:number-columns-repeated="3"/>
          <table:table-cell table:formula="of:=100*(2^[.F22]-1)" office:value-type="float" office:value="15.8292806194643" calcext:value-type="float">
            <text:p>15.83</text:p>
          </table:table-cell>
          <table:table-cell table:style-name="ce9" table:formula="of:=100*(2^[.G22]-1)" office:value-type="float" office:value="28.7881629509825" calcext:value-type="float">
            <text:p>28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4279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4.396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620</text:p>
          </table:table-cell>
          <table:table-cell/>
          <table:table-cell table:formula="of:=(2^[.B23]-1)*100" office:value-type="float" office:value="34.527395800494" calcext:value-type="float">
            <text:p>34.53</text:p>
          </table:table-cell>
          <table:table-cell table:number-columns-repeated="3"/>
          <table:table-cell table:formula="of:=100*(2^[.F23]-1)" office:value-type="float" office:value="17.7722789594982" calcext:value-type="float">
            <text:p>17.77</text:p>
          </table:table-cell>
          <table:table-cell table:formula="of:=100*(2^[.G23]-1)" office:value-type="float" office:value="53.6875181288012" calcext:value-type="float">
            <text:p>53.6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ΣHCHs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4875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8.672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0.598</text:p>
          </table:table-cell>
          <table:table-cell/>
          <table:table-cell table:formula="of:=(2^[.B25]-1)*100" office:value-type="float" office:value="40.2013265661385" calcext:value-type="float">
            <text:p>40.20</text:p>
          </table:table-cell>
          <table:table-cell table:number-columns-repeated="3"/>
          <table:table-cell table:style-name="ce9" table:formula="of:=100*(2^[.F25]-1)" office:value-type="float" office:value="29.8638602729884" calcext:value-type="float">
            <text:p>29.86</text:p>
          </table:table-cell>
          <table:table-cell table:formula="of:=100*(2^[.G25]-1)" office:value-type="float" office:value="51.3616792969579" calcext:value-type="float">
            <text:p>51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2917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4.396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423</text:p>
          </table:table-cell>
          <table:table-cell/>
          <table:table-cell table:formula="of:=(2^[.B26]-1)*100" office:value-type="float" office:value="22.408182527346" calcext:value-type="float">
            <text:p>22.41</text:p>
          </table:table-cell>
          <table:table-cell table:number-columns-repeated="3"/>
          <table:table-cell table:formula="of:=100*(2^[.F26]-1)" office:value-type="float" office:value="11.8061850965862" calcext:value-type="float">
            <text:p>11.81</text:p>
          </table:table-cell>
          <table:table-cell table:formula="of:=100*(2^[.G26]-1)" office:value-type="float" office:value="34.0712591580335" calcext:value-type="float">
            <text:p>34.0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HCB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5115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8.22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0.634</text:p>
          </table:table-cell>
          <table:table-cell/>
          <table:table-cell table:formula="of:=(2^[.B28]-1)*100" office:value-type="float" office:value="42.5531580143844" calcext:value-type="float">
            <text:p>42.55</text:p>
          </table:table-cell>
          <table:table-cell table:number-columns-repeated="3"/>
          <table:table-cell table:style-name="ce9" table:formula="of:=100*(2^[.F28]-1)" office:value-type="float" office:value="30.9485423083565" calcext:value-type="float">
            <text:p>30.95</text:p>
          </table:table-cell>
          <table:table-cell table:formula="of:=100*(2^[.G28]-1)" office:value-type="float" office:value="55.1861708549712" calcext:value-type="float">
            <text:p>55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4275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5.637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577</text:p>
          </table:table-cell>
          <table:table-cell/>
          <table:table-cell table:formula="of:=(2^[.B29]-1)*100" office:value-type="float" office:value="34.4901020567007" calcext:value-type="float">
            <text:p>34.49</text:p>
          </table:table-cell>
          <table:table-cell table:number-columns-repeated="3"/>
          <table:table-cell table:formula="of:=100*(2^[.F29]-1)" office:value-type="float" office:value="21.2512819061737" calcext:value-type="float">
            <text:p>21.25</text:p>
          </table:table-cell>
          <table:table-cell table:formula="of:=100*(2^[.G29]-1)" office:value-type="float" office:value="49.1744026691466" calcext:value-type="float">
            <text:p>49.17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office:value-type="string" calcext:value-type="string">
            <text:p>TNC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26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7.327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190</text:p>
          </table:table-cell>
          <table:table-cell office:value-type="string" calcext:value-type="string">
            <text:p>0.330</text:p>
          </table:table-cell>
          <table:table-cell/>
          <table:table-cell table:formula="of:=(2^[.B31]-1)*100" office:value-type="float" office:value="19.7478704618929" calcext:value-type="float">
            <text:p>19.75</text:p>
          </table:table-cell>
          <table:table-cell table:number-columns-repeated="3"/>
          <table:table-cell table:formula="of:=100*(2^[.F31]-1)" office:value-type="float" office:value="14.0763715868424" calcext:value-type="float">
            <text:p>14.08</text:p>
          </table:table-cell>
          <table:table-cell table:style-name="ce9" table:formula="of:=100*(2^[.G31]-1)" office:value-type="float" office:value="25.7013374521828" calcext:value-type="float">
            <text:p>25.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0.3964</text:p>
          </table:table-cell>
          <table:table-cell office:value-type="string" calcext:value-type="string">
            <text:p>0.080</text:p>
          </table:table-cell>
          <table:table-cell office:value-type="string" calcext:value-type="string">
            <text:p>4.950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555</text:p>
          </table:table-cell>
          <table:table-cell/>
          <table:table-cell table:formula="of:=(2^[.B32]-1)*100" office:value-type="float" office:value="31.6219407951805" calcext:value-type="float">
            <text:p>31.62</text:p>
          </table:table-cell>
          <table:table-cell table:style-name="ce6" office:value-type="string" calcext:value-type="string">
            <text:p>avg:</text:p>
          </table:table-cell>
          <table:table-cell table:style-name="ce8" table:formula="of:=AVERAGE([.I19:.I32])" office:value-type="float" office:value="29.5482307657304" calcext:value-type="float">
            <text:p>29.55</text:p>
          </table:table-cell>
          <table:table-cell/>
          <table:table-cell table:formula="of:=100*(2^[.F32]-1)" office:value-type="float" office:value="17.9356592261216" calcext:value-type="float">
            <text:p>17.94</text:p>
          </table:table-cell>
          <table:table-cell table:formula="of:=100*(2^[.G32]-1)" office:value-type="float" office:value="46.9168633278309" calcext:value-type="float">
            <text:p>46.92</text:p>
          </table:table-cell>
          <table:table-cell table:number-columns-repeated="1010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9"/>
        <table:table-column table:style-name="co1" table:default-cell-style-name="ce20"/>
        <table:table-column table:style-name="co4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od</text:p>
          </table:table-cell>
          <table:table-cell table:style-name="Default"/>
          <table:table-cell table:style-name="ce2" office:value-type="string" calcext:value-type="string">
            <text:p>Estimated yearly decline (%)</text:p>
          </table:table-cell>
          <table:table-cell table:style-name="ce2"/>
          <table:table-cell table:style-name="ce2" office:value-type="string" calcext:value-type="string">
            <text:p>CI min</text:p>
          </table:table-cell>
          <table:table-cell table:style-name="ce2" office:value-type="string" calcext:value-type="string">
            <text:p>CI max</text:p>
          </table:table-cell>
          <table:table-cell/>
          <table:table-cell table:style-name="ce2" office:value-type="string" calcext:value-type="string">
            <text:p>Notes:</text:p>
          </table:table-cell>
        </table:table-row>
        <table:table-row table:style-name="ro1">
          <table:table-cell/>
          <table:table-cell office:value-type="string" calcext:value-type="string">
            <text:p>7PCBs</text:p>
          </table:table-cell>
          <table:table-cell office:value-type="float" office:value="4.12261016113836" calcext:value-type="float">
            <text:p>4.12</text:p>
          </table:table-cell>
          <table:table-cell/>
          <table:table-cell office:value-type="float" office:value="3.34284953624934" calcext:value-type="float">
            <text:p>3.34</text:p>
          </table:table-cell>
          <table:table-cell office:value-type="float" office:value="4.8770575499286" calcext:value-type="float">
            <text:p>4.88</text:p>
          </table:table-cell>
          <table:table-cell/>
          <table:table-cell office:value-type="string" calcext:value-type="string">
            <text:p>HCH declines very rapidly in both species, DDT and TNC more rapidly in haddock than in cod.</text:p>
          </table:table-cell>
        </table:table-row>
        <table:table-row table:style-name="ro1">
          <table:table-cell/>
          <table:table-cell office:value-type="string" calcext:value-type="string">
            <text:p>ΣDDTs</text:p>
          </table:table-cell>
          <table:table-cell office:value-type="float" office:value="4.73426606941652" calcext:value-type="float">
            <text:p>4.73</text:p>
          </table:table-cell>
          <table:table-cell/>
          <table:table-cell office:value-type="float" office:value="3.92105608476768" calcext:value-type="float">
            <text:p>3.92</text:p>
          </table:table-cell>
          <table:table-cell office:value-type="float" office:value="5.54059306334767" calcext:value-type="float">
            <text:p>5.54</text:p>
          </table:table-cell>
          <table:table-cell/>
          <table:table-cell office:value-type="string" calcext:value-type="string">
            <text:p>HCB declines, but slowly in both species.</text:p>
          </table:table-cell>
        </table:table-row>
        <table:table-row table:style-name="ro1">
          <table:table-cell/>
          <table:table-cell office:value-type="string" calcext:value-type="string">
            <text:p>ΣHCHs</text:p>
          </table:table-cell>
          <table:table-cell office:value-type="float" office:value="9.69704483311232" calcext:value-type="float">
            <text:p>9.70</text:p>
          </table:table-cell>
          <table:table-cell/>
          <table:table-cell office:value-type="float" office:value="8.60688147287718" calcext:value-type="float">
            <text:p>8.61</text:p>
          </table:table-cell>
          <table:table-cell office:value-type="float" office:value="10.7742044117592" calcext:value-type="float">
            <text:p>10.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CB</text:p>
          </table:table-cell>
          <table:table-cell office:value-type="float" office:value="1.85262397910342" calcext:value-type="float">
            <text:p>1.85</text:p>
          </table:table-cell>
          <table:table-cell/>
          <table:table-cell office:value-type="float" office:value="0.498752080731768" calcext:value-type="float">
            <text:p>0.50</text:p>
          </table:table-cell>
          <table:table-cell office:value-type="float" office:value="3.14934179208024" calcext:value-type="float">
            <text:p>3.15</text:p>
          </table:table-cell>
          <table:table-cell/>
          <table:table-cell office:value-type="string" calcext:value-type="string">
            <text:p>Doubling fish weight results in 20-40% increase in contaminant concentration.</text:p>
          </table:table-cell>
        </table:table-row>
        <table:table-row table:style-name="ro1">
          <table:table-cell/>
          <table:table-cell office:value-type="string" calcext:value-type="string">
            <text:p>TNC</text:p>
          </table:table-cell>
          <table:table-cell office:value-type="float" office:value="4.28546325951036" calcext:value-type="float">
            <text:p>4.29</text:p>
          </table:table-cell>
          <table:table-cell/>
          <table:table-cell office:value-type="float" office:value="3.53597065168769" calcext:value-type="float">
            <text:p>3.54</text:p>
          </table:table-cell>
          <table:table-cell office:value-type="float" office:value="5.06711331571105" calcext:value-type="float">
            <text:p>5.07</text:p>
          </table:table-cell>
          <table:table-cell/>
          <table:table-cell office:value-type="string" calcext:value-type="string">
            <text:p>Less reliable numbers here (large confidence intervals)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In cod, HCH and HCB accumulates faster than PCB, DDT, or TNC, while in haddock, all CIs overlap.</text:p>
          </table:table-cell>
        </table:table-row>
        <table:table-row table:style-name="ro1">
          <table:table-cell table:style-name="ce2" office:value-type="string" calcext:value-type="string">
            <text:p>Haddock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7PCBs</text:p>
          </table:table-cell>
          <table:table-cell office:value-type="float" office:value="5.01013649236277" calcext:value-type="float">
            <text:p>5.01</text:p>
          </table:table-cell>
          <table:table-cell/>
          <table:table-cell office:value-type="float" office:value="3.2461440410968" calcext:value-type="float">
            <text:p>3.25</text:p>
          </table:table-cell>
          <table:table-cell office:value-type="float" office:value="6.76061800940517" calcext:value-type="float">
            <text:p>6.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ΣDDTs</text:p>
          </table:table-cell>
          <table:table-cell office:value-type="float" office:value="9.92252025931169" calcext:value-type="float">
            <text:p>9.92</text:p>
          </table:table-cell>
          <table:table-cell/>
          <table:table-cell office:value-type="float" office:value="7.96488527798753" calcext:value-type="float">
            <text:p>7.96</text:p>
          </table:table-cell>
          <table:table-cell office:value-type="float" office:value="11.8385153216584" calcext:value-type="float">
            <text:p>11.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ΣHCHs</text:p>
          </table:table-cell>
          <table:table-cell office:value-type="float" office:value="10.604514245532" calcext:value-type="float">
            <text:p>10.60</text:p>
          </table:table-cell>
          <table:table-cell/>
          <table:table-cell office:value-type="float" office:value="9.24439938667273" calcext:value-type="float">
            <text:p>9.24</text:p>
          </table:table-cell>
          <table:table-cell office:value-type="float" office:value="11.9266327402843" calcext:value-type="float">
            <text:p>11.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CB</text:p>
          </table:table-cell>
          <table:table-cell office:value-type="float" office:value="2.87777993992544" calcext:value-type="float">
            <text:p>2.88</text:p>
          </table:table-cell>
          <table:table-cell/>
          <table:table-cell office:value-type="float" office:value="1.19282871380695" calcext:value-type="float">
            <text:p>1.19</text:p>
          </table:table-cell>
          <table:table-cell office:value-type="float" office:value="4.49580378092853" calcext:value-type="float">
            <text:p>4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NC</text:p>
          </table:table-cell>
          <table:table-cell office:value-type="float" office:value="7.19781488729165" calcext:value-type="float">
            <text:p>7.20</text:p>
          </table:table-cell>
          <table:table-cell/>
          <table:table-cell office:value-type="float" office:value="5.54059306334767" calcext:value-type="float">
            <text:p>5.54</text:p>
          </table:table-cell>
          <table:table-cell office:value-type="float" office:value="8.88064997038595" calcext:value-type="float">
            <text:p>8.88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od</text:p>
          </table:table-cell>
          <table:table-cell table:style-name="Default"/>
          <table:table-cell table:style-name="ce2" office:value-type="string" calcext:value-type="string">
            <text:p>Estimated increase (%) from doubling weight</text:p>
          </table:table-cell>
          <table:table-cell table:style-name="ce2"/>
          <table:table-cell table:style-name="ce2" office:value-type="string" calcext:value-type="string">
            <text:p>CI min</text:p>
          </table:table-cell>
          <table:table-cell table:style-name="ce2" office:value-type="string" calcext:value-type="string">
            <text:p>CI ma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PCBs</text:p>
          </table:table-cell>
          <table:table-cell table:style-name="ce3" office:value-type="float" office:value="18.1483924617877" calcext:value-type="float">
            <text:p>18.15</text:p>
          </table:table-cell>
          <table:table-cell/>
          <table:table-cell table:style-name="ce21" office:value-type="float" office:value="12.2721422073608" calcext:value-type="float">
            <text:p>12.27</text:p>
          </table:table-cell>
          <table:table-cell table:style-name="ce21" office:value-type="float" office:value="24.4011653298469" calcext:value-type="float">
            <text:p>24.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ΣDDTs</text:p>
          </table:table-cell>
          <table:table-cell table:style-name="ce3" office:value-type="float" office:value="22.1539063354212" calcext:value-type="float">
            <text:p>22.15</text:p>
          </table:table-cell>
          <table:table-cell/>
          <table:table-cell table:style-name="ce21" office:value-type="float" office:value="15.8292806194643" calcext:value-type="float">
            <text:p>15.83</text:p>
          </table:table-cell>
          <table:table-cell table:style-name="ce21" office:value-type="float" office:value="28.7881629509825" calcext:value-type="float">
            <text:p>28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ΣHCHs</text:p>
          </table:table-cell>
          <table:table-cell table:style-name="ce3" office:value-type="float" office:value="40.2013265661385" calcext:value-type="float">
            <text:p>40.20</text:p>
          </table:table-cell>
          <table:table-cell/>
          <table:table-cell table:style-name="ce21" office:value-type="float" office:value="29.8638602729884" calcext:value-type="float">
            <text:p>29.86</text:p>
          </table:table-cell>
          <table:table-cell table:style-name="ce21" office:value-type="float" office:value="51.3616792969579" calcext:value-type="float">
            <text:p>51.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CB</text:p>
          </table:table-cell>
          <table:table-cell table:style-name="ce3" office:value-type="float" office:value="42.5531580143844" calcext:value-type="float">
            <text:p>42.55</text:p>
          </table:table-cell>
          <table:table-cell/>
          <table:table-cell table:style-name="ce21" office:value-type="float" office:value="30.9485423083565" calcext:value-type="float">
            <text:p>30.95</text:p>
          </table:table-cell>
          <table:table-cell table:style-name="ce21" office:value-type="float" office:value="55.1861708549712" calcext:value-type="float">
            <text:p>55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NC</text:p>
          </table:table-cell>
          <table:table-cell table:style-name="ce3" office:value-type="float" office:value="19.7478704618929" calcext:value-type="float">
            <text:p>19.75</text:p>
          </table:table-cell>
          <table:table-cell/>
          <table:table-cell table:style-name="ce21" office:value-type="float" office:value="14.0763715868424" calcext:value-type="float">
            <text:p>14.08</text:p>
          </table:table-cell>
          <table:table-cell table:style-name="ce21" office:value-type="float" office:value="25.7013374521828" calcext:value-type="float">
            <text:p>25.70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Haddock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7PCBs</text:p>
          </table:table-cell>
          <table:table-cell table:style-name="ce3" office:value-type="float" office:value="29.6300326379582" calcext:value-type="float">
            <text:p>29.63</text:p>
          </table:table-cell>
          <table:table-cell/>
          <table:table-cell office:value-type="float" office:value="15.8292806194643" calcext:value-type="float">
            <text:p>15.83</text:p>
          </table:table-cell>
          <table:table-cell office:value-type="float" office:value="45.0952207834179" calcext:value-type="float">
            <text:p>45.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ΣDDTs</text:p>
          </table:table-cell>
          <table:table-cell table:style-name="ce3" office:value-type="float" office:value="34.527395800494" calcext:value-type="float">
            <text:p>34.53</text:p>
          </table:table-cell>
          <table:table-cell/>
          <table:table-cell office:value-type="float" office:value="17.7722789594982" calcext:value-type="float">
            <text:p>17.77</text:p>
          </table:table-cell>
          <table:table-cell office:value-type="float" office:value="53.6875181288012" calcext:value-type="float">
            <text:p>53.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ΣHCHs</text:p>
          </table:table-cell>
          <table:table-cell table:style-name="ce3" office:value-type="float" office:value="22.408182527346" calcext:value-type="float">
            <text:p>22.41</text:p>
          </table:table-cell>
          <table:table-cell/>
          <table:table-cell office:value-type="float" office:value="11.8061850965862" calcext:value-type="float">
            <text:p>11.81</text:p>
          </table:table-cell>
          <table:table-cell office:value-type="float" office:value="34.0712591580335" calcext:value-type="float">
            <text:p>34.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CB</text:p>
          </table:table-cell>
          <table:table-cell table:style-name="ce3" office:value-type="float" office:value="34.4901020567007" calcext:value-type="float">
            <text:p>34.49</text:p>
          </table:table-cell>
          <table:table-cell/>
          <table:table-cell office:value-type="float" office:value="21.2512819061737" calcext:value-type="float">
            <text:p>21.25</text:p>
          </table:table-cell>
          <table:table-cell office:value-type="float" office:value="49.1744026691466" calcext:value-type="float">
            <text:p>49.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NC</text:p>
          </table:table-cell>
          <table:table-cell table:style-name="ce3" office:value-type="float" office:value="31.6219407951805" calcext:value-type="float">
            <text:p>31.62</text:p>
          </table:table-cell>
          <table:table-cell/>
          <table:table-cell office:value-type="float" office:value="17.9356592261216" calcext:value-type="float">
            <text:p>17.94</text:p>
          </table:table-cell>
          <table:table-cell office:value-type="float" office:value="46.9168633278309" calcext:value-type="float">
            <text:p>46.9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09:51:55.706235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il Malde</meta:initial-creator>
    <meta:creation-date>2018-12-18T11:49:40.601183654</meta:creation-date>
    <dc:date>2018-12-19T21:17:35.681448435</dc:date>
    <dc:creator>Ketil Malde</dc:creator>
    <meta:editing-duration>PT11H45M58S</meta:editing-duration>
    <meta:editing-cycles>6</meta:editing-cycles>
    <meta:generator>LibreOffice/6.0.7.3$Linux_X86_64 LibreOffice_project/00m0$Build-3</meta:generator>
    <meta:document-statistic meta:table-count="2" meta:cell-count="320" meta:object-count="0"/>
  </office:meta>
</office:document-meta>
</file>